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Fira Sans" svg:font-family="'Fira Sans'" style:font-family-generic="swiss" style:font-pitch="variable"/>
    <style:font-face style:name="Fira Sans1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orizontal_20_Line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paragraph-rsid="002d7d2d" style:font-size-asian="15pt" style:font-size-complex="15pt"/>
    </style:style>
    <style:style style:name="P4" style:family="paragraph" style:parent-style-name="Standard">
      <style:text-properties fo:font-size="15pt" officeooo:paragraph-rsid="002a4cae" style:font-size-asian="15pt" style:font-size-complex="15pt"/>
    </style:style>
    <style:style style:name="P5" style:family="paragraph" style:parent-style-name="Standard">
      <style:text-properties fo:font-size="15pt" officeooo:paragraph-rsid="003056d6" style:font-size-asian="15pt" style:font-size-complex="15pt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1" fo:font-size="18pt" officeooo:rsid="0025f33d"/>
    </style:style>
    <style:style style:name="T4" style:family="text">
      <style:text-properties style:font-name="Fira Sans1" fo:font-size="18pt" officeooo:rsid="002beb22"/>
    </style:style>
    <style:style style:name="T5" style:family="text">
      <style:text-properties style:font-name="Fira Sans1" fo:font-size="18pt" officeooo:rsid="002f5bf7"/>
    </style:style>
    <style:style style:name="T6" style:family="text">
      <style:text-properties style:font-name="Fira Sans1" fo:font-size="18pt" officeooo:rsid="002fe742"/>
    </style:style>
    <style:style style:name="T7" style:family="text">
      <style:text-properties style:font-name="Fira Sans1" fo:font-size="18pt" officeooo:rsid="003056d6"/>
    </style:style>
    <style:style style:name="T8" style:family="text">
      <style:text-properties style:font-name="Fira Sans1" officeooo:rsid="0025f33d"/>
    </style:style>
    <style:style style:name="T9" style:family="text">
      <style:text-properties style:font-name="Fira Sans1" officeooo:rsid="002beb22"/>
    </style:style>
    <style:style style:name="T10" style:family="text">
      <style:text-properties style:font-name="Fira Sans1" officeooo:rsid="002f5bf7"/>
    </style:style>
    <style:style style:name="T11" style:family="text">
      <style:text-properties style:font-name="Fira Sans1" officeooo:rsid="002fe742"/>
    </style:style>
    <style:style style:name="T12" style:family="text">
      <style:text-properties style:font-name="Fira Sans1" officeooo:rsid="003056d6"/>
    </style:style>
    <style:style style:name="T13" style:family="text">
      <style:text-properties officeooo:rsid="002bbeba"/>
    </style:style>
    <style:style style:name="T14" style:family="text">
      <style:text-properties officeooo:rsid="002beb22"/>
    </style:style>
    <style:style style:name="T15" style:family="text">
      <style:text-properties officeooo:rsid="002d7d2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d7d2d" style:font-style-asian="italic" style:font-style-complex="italic"/>
    </style:style>
    <style:style style:name="T18" style:family="text">
      <style:text-properties fo:font-style="italic" officeooo:rsid="002a4cae" style:font-style-asian="italic" style:font-style-complex="italic"/>
    </style:style>
    <style:style style:name="T19" style:family="text">
      <style:text-properties fo:font-style="italic" officeooo:rsid="002bbeba" style:font-style-asian="italic" style:font-style-complex="italic"/>
    </style:style>
    <style:style style:name="T20" style:family="text">
      <style:text-properties officeooo:rsid="002f5bf7"/>
    </style:style>
    <style:style style:name="T21" style:family="text">
      <style:text-properties style:font-name="Fira Sans" fo:font-size="18pt" officeooo:rsid="00315d11" style:font-size-asian="18pt" style:font-size-complex="18pt"/>
    </style:style>
    <style:style style:name="T22" style:family="text">
      <style:text-properties style:font-name="Fira Sans" fo:font-size="18pt" officeooo:rsid="0035744d" style:font-size-asian="18pt" style:font-size-complex="18pt"/>
    </style:style>
    <style:style style:name="T23" style:family="text">
      <style:text-properties style:font-name="Fira Sans" fo:font-size="18pt" fo:font-weight="normal" officeooo:rsid="00315d11" style:font-size-asian="18pt" style:font-weight-asian="normal" style:font-size-complex="18pt" style:font-weight-complex="normal"/>
    </style:style>
    <style:style style:name="T24" style:family="text">
      <style:text-properties style:font-name="Fira Sans" officeooo:rsid="00315d11"/>
    </style:style>
    <style:style style:name="T25" style:family="text">
      <style:text-properties style:font-name="Fira Sans" officeooo:rsid="0035744d"/>
    </style:style>
    <style:style style:name="T26" style:family="text">
      <style:text-properties style:font-name="Fira Sans" fo:font-weight="normal" officeooo:rsid="00315d11" style:font-weight-asian="normal" style:font-weight-complex="normal"/>
    </style:style>
    <style:style style:name="T27" style:family="text">
      <style:text-properties style:font-name="DejaVu Sans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  <style:style style:name="T28" style:family="text">
      <style:text-properties style:font-name="DejaVu Sans" fo:letter-spacing="normal" fo:language="en" fo:country="GB" fo:font-weight="normal" officeooo:rsid="00315d11" style:letter-kerning="true" style:font-weight-asian="normal" style:font-weight-complex="normal"/>
    </style:style>
    <style:style style:name="T29" style:family="text">
      <style:text-properties officeooo:rsid="00369840"/>
    </style:style>
    <style:style style:name="T30" style:family="text">
      <style:text-properties fo:font-size="16pt" style:font-size-asian="14pt" style:font-size-complex="16pt"/>
    </style:style>
    <style:style style:name="T31" style:family="text">
      <style:text-properties fo:font-size="15pt" style:font-size-asian="13.1000003814697pt" style:font-size-complex="15pt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8pt" style:font-size-asian="7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ick on the 'i' at the bottom to toggle this screen.</text:p>
      <text:p text:style-name="P2">Click on the sun/moon to change the UI shade.</text:p>
      <text:p text:style-name="P2">Click on the bar at the bottom to jump to an image in the folder or hold and drag to scrub through the images in the folder.</text:p>
      <text:p text:style-name="P1"/>
      <text:p text:style-name="P2">Quit <text:span text:style-name="T29">Alloy<text:tab/></text:span><text:span text:style-name="T1"><text:tab/><text:tab/><text:tab/><text:tab/><text:tab/><text:tab/></text:span>Esc</text:p>
      <text:p text:style-name="P3">Previous Image<text:tab/><text:tab/><text:tab/><text:tab/><text:tab/><text:span text:style-name="T15">← <text:s/></text:span><text:span text:style-name="T17">or</text:span><text:span text:style-name="T15"> <text:s/></text:span>A <text:s/><text:span text:style-name="T17">or</text:span><text:span text:style-name="T15"> <text:s/>PgUp</text:span><text:line-break/>Next Image<text:tab/><text:tab/><text:tab/><text:tab/><text:tab/><text:tab/><text:span text:style-name="T15">→ <text:s/></text:span><text:span text:style-name="T17">or</text:span><text:span text:style-name="T15"> <text:s/></text:span>D <text:s/><text:span text:style-name="T17">or</text:span><text:span text:style-name="T15"> <text:s/>PgDown</text:span></text:p>
      <text:p text:style-name="P2">Zoom I<text:span text:style-name="T1">n<text:tab/><text:tab/><text:tab/><text:tab/><text:tab/><text:tab/><text:tab/></text:span><text:span text:style-name="T8">S</text:span><text:span text:style-name="T9">croll</text:span> Up<text:line-break/>Zoom Out<text:tab/><text:tab/><text:tab/><text:tab/><text:tab/><text:tab/><text:span text:style-name="T14">Scroll </text:span>Down</text:p>
      <text:p text:style-name="P4">Show at Original Scale<text:tab/><text:tab/><text:tab/><text:tab/>Q <text:s/><text:span text:style-name="T18">or</text:span><text:span text:style-name="T2"> <text:s/>1<text:line-break/>Best Fit - Use Original Size if Fits<text:tab/><text:tab/>E</text:span><text:line-break/><text:span text:style-name="T10">Fit</text:span> to <text:span text:style-name="T20">Borders</text:span><text:tab/><text:tab/><text:tab/><text:tab/><text:tab/><text:tab/>F</text:p>
      <text:p text:style-name="P5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6">or</text:span> <text:s/>Alt+V</text:p>
      <text:p text:style-name="P5">Pan Camera<text:tab/><text:tab/><text:tab/><text:tab/><text:tab/><text:tab/><text:span text:style-name="T11">Left</text:span> Mouse Button <text:s/><text:span text:style-name="T16">or</text:span> <text:s/>Space<text:line-break/>Full-Screen Mode<text:tab/><text:tab/><text:tab/><text:tab/><text:tab/>Double Click <text:s/><text:span text:style-name="T16">or</text:span> <text:s/>F11 <text:s/><text:span text:style-name="T19">or</text:span><text:span text:style-name="T13"> <text:s/>Enter</text:span></text:p>
      <text:p text:style-name="P5"><text:span text:style-name="T12">Toggle Antialiasing</text:span><text:tab/><text:tab/><text:tab/><text:tab/><text:tab/><text:span text:style-name="T11">S</text:span><text:line-break/><text:span text:style-name="T12">Automatic Antialiasing</text:span><text:tab/><text:tab/><text:tab/><text:tab/><text:span text:style-name="T12">Alt+S</text:span></text:p>
      <text:p text:style-name="P2">Move Image to the Trash<text:tab/><text:tab/><text:tab/><text:tab/>Del<text:line-break/><text:span text:style-name="T24">Copy Image to the C</text:span><text:span text:style-name="T25">l</text:span><text:span text:style-name="T24">ipboard<text:tab/><text:tab/><text:tab/>Ctrl+C</text:span><text:span text:style-name="T26">/</text:span><text:span text:style-name="T28">⌘</text:span><text:span text:style-name="T26">+</text:span><text:span text:style-name="T24">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Fira Sans" svg:font-family="'Fira Sans'" style:font-family-generic="swiss" style:font-pitch="variable"/>
    <style:font-face style:name="Fira Sans1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181in" fo:margin-bottom="0.0984in" style:contextual-spacing="false"/>
      <style:text-properties style:font-name="Fira Sans1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1181in" fo:margin-bottom="0.1181in" style:contextual-spacing="false" fo:padding="0in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7402in" fo:page-height="9.0547in" style:num-format="1" style:print-orientation="portrait" fo:margin-top="0in" fo:margin-bottom="0in" fo:margin-left="0.1181in" fo:margin-right="0.1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6T21:56:12.781000000</meta:creation-date>
    <dc:date>2023-10-29T12:35:48.724020852</dc:date>
    <meta:editing-duration>PT1H51M16S</meta:editing-duration>
    <meta:editing-cycles>32</meta:editing-cycles>
    <meta:generator>LibreOffice/7.5.7.1$Linux_X86_64 LibreOffice_project/50$Build-1</meta:generator>
    <meta:document-statistic meta:table-count="0" meta:image-count="0" meta:object-count="0" meta:page-count="1" meta:paragraph-count="11" meta:word-count="137" meta:character-count="791" meta:non-whitespace-character-count="583"/>
  </office:meta>
</office:document-meta>
</file>